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text-properties officeooo:rsid="001bd8c4" officeooo:paragraph-rsid="001bd8c4"/>
    </style:style>
    <style:style style:name="P10" style:family="paragraph" style:parent-style-name="Table_20_Contents">
      <style:text-properties officeooo:rsid="001a4f08" officeooo:paragraph-rsid="001c689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c689f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Azione_20_attore">
      <style:text-properties officeooo:rsid="000db710" officeooo:paragraph-rsid="000db710"/>
    </style:style>
    <style:style style:name="P13" style:family="paragraph" style:parent-style-name="Azione_20_attore" style:list-style-name="Numerazione_20_UC">
      <style:text-properties officeooo:rsid="001a4f08" officeooo:paragraph-rsid="001a4f08"/>
    </style:style>
    <style:style style:name="P14" style:family="paragraph" style:parent-style-name="Azione_20_attore" style:list-style-name="">
      <style:text-properties officeooo:rsid="000cf989" officeooo:paragraph-rsid="000cf989"/>
    </style:style>
    <style:style style:name="P15" style:family="paragraph" style:parent-style-name="Azione_20_sistema" style:list-style-name="Numerazione_20_UC">
      <style:text-properties officeooo:rsid="001a4f08" officeooo:paragraph-rsid="001c689f"/>
    </style:style>
    <style:style style:name="P16" style:family="paragraph" style:parent-style-name="Standard" style:list-style-name="L1">
      <style:text-properties officeooo:rsid="000e27c0" officeooo:paragraph-rsid="00147cfd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c689f" style:font-weight-asian="normal" style:font-weight-complex="normal"/>
    </style:style>
    <style:style style:name="T4" style:family="text">
      <style:text-properties officeooo:rsid="0013cfcb"/>
    </style:style>
    <style:style style:name="T5" style:family="text">
      <style:text-properties officeooo:rsid="000ad213"/>
    </style:style>
    <style:style style:name="T6" style:family="text">
      <style:text-properties officeooo:rsid="00185656"/>
    </style:style>
    <style:style style:name="T7" style:family="text">
      <style:text-properties officeooo:rsid="001a4f08"/>
    </style:style>
    <style:style style:name="T8" style:family="text">
      <style:text-properties officeooo:rsid="001bd8c4"/>
    </style:style>
    <style:style style:name="T9" style:family="text">
      <style:text-properties officeooo:rsid="001c689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1"><text:span text:style-name="T9">Psicopedagogo </text:span><text:span text:style-name="T8">Visualizza </text:span><text:span text:style-name="T9">Programma educativo s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<text:span text:style-name="T9">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9">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8">i</text:span></text:p>
          </table:table-cell>
          <table:table-cell table:style-name="Tabella33.B2" office:value-type="string">
            <text:list xml:id="list37210403" text:style-name="Numerazione_20_UC">
              <text:list-item>
                <text:p text:style-name="P12"><text:span text:style-name="T2">L'utente </text:span><text:s/>accede alla sezione <text:span text:style-name="T7">Registro</text:span></text:p>
              </text:list-item>
              <text:list-item>
                <text:p text:style-name="P13">L'utente seleziona la classe per cui vuole <text:span text:style-name="T8">visualizzare il </text:span><text:span text:style-name="T9">programma educativo settimanale</text:span></text:p>
                <text:p text:style-name="P15"><text:span text:style-name="T3">3.Il sistema mostra il programma settimanale per la classe selezionata</text:span></text:p>
              </text:list-item>
            </text:list>
            <text:p text:style-name="P14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4">mostra </text:span><text:span text:style-name="T9">il programma settimanale per la classe selezionata correttam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7202135" text:style-name="L1">
              <text:list-item>
                <text:p text:style-name="P16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9">L'utente deve poter visualizzare <text:span text:style-name="T9">il programma settimanale</text:span> entro 2 secondi </text:p>
          </table:table-cell>
        </table:table-row>
      </table:table>
      <text:p text:style-name="P8"/>
      <text:p text:style-name="P6"><text:span text:style-name="T6">UC_H_</text:span><text:span text:style-name="T9">62</text:span><text:span text:style-name="T6">_</text:span><text:span text:style-name="T9">psicopedagogo</text:span><text:span text:style-name="T8">_</text:span><text:span text:style-name="T9">visualizza_programma_educativo_settimanale</text:span><text:span text:style-name="T6">: </text:span><text:span text:style-name="T9">Psicopedagogo </text:span><text:span text:style-name="T8">Visualizza </text:span><text:span text:style-name="T9">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0</meta:editing-cycles>
    <meta:generator>LibreOffice/3.6$Windows_x86 LibreOffice_project/da8c1e6-fd468f4-454e206-f42a4a9-143cfd</meta:generator>
    <dc:date>2012-10-25T17:22:16.50</dc:date>
    <meta:document-statistic meta:table-count="1" meta:image-count="0" meta:object-count="0" meta:page-count="1" meta:paragraph-count="19" meta:word-count="110" meta:character-count="859" meta:non-whitespace-character-count="769"/>
  </office:meta>
</office:document-meta>
</file>